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cdf" officeooo:paragraph-rsid="000cbcdf"/>
    </style:style>
    <style:style style:name="P2" style:family="paragraph" style:parent-style-name="Standard">
      <style:text-properties officeooo:rsid="000d59bc" officeooo:paragraph-rsid="000d59bc"/>
    </style:style>
    <style:style style:name="P3" style:family="paragraph" style:parent-style-name="Standard">
      <style:text-properties officeooo:rsid="000f0cfa" officeooo:paragraph-rsid="000f0cfa"/>
    </style:style>
    <style:style style:name="P4" style:family="paragraph" style:parent-style-name="Standard">
      <style:text-properties officeooo:rsid="0010bc07" officeooo:paragraph-rsid="0010bc07"/>
    </style:style>
    <style:style style:name="P5" style:family="paragraph" style:parent-style-name="Standard">
      <style:text-properties officeooo:rsid="0010bc07" officeooo:paragraph-rsid="00151ed6"/>
    </style:style>
    <style:style style:name="P6" style:family="paragraph" style:parent-style-name="Standard">
      <style:text-properties officeooo:rsid="00113020" officeooo:paragraph-rsid="0010bc07"/>
    </style:style>
    <style:style style:name="P7" style:family="paragraph" style:parent-style-name="Standard">
      <style:text-properties officeooo:rsid="00113020" officeooo:paragraph-rsid="00151ed6"/>
    </style:style>
    <style:style style:name="P8" style:family="paragraph" style:parent-style-name="Standard">
      <style:text-properties officeooo:rsid="0011d6d9" officeooo:paragraph-rsid="0011d6d9"/>
    </style:style>
    <style:style style:name="P9" style:family="paragraph" style:parent-style-name="Standard">
      <style:text-properties officeooo:rsid="00151ed6" officeooo:paragraph-rsid="00151ed6"/>
    </style:style>
    <style:style style:name="P10" style:family="paragraph" style:parent-style-name="Standard">
      <style:text-properties officeooo:rsid="0015e9ca" officeooo:paragraph-rsid="0015e9ca"/>
    </style:style>
    <style:style style:name="P11" style:family="paragraph" style:parent-style-name="Standard">
      <style:text-properties officeooo:rsid="0017cc51" officeooo:paragraph-rsid="0017cc51"/>
    </style:style>
    <style:style style:name="P12" style:family="paragraph" style:parent-style-name="Standard">
      <style:text-properties officeooo:rsid="0019498a" officeooo:paragraph-rsid="0019498a"/>
    </style:style>
    <style:style style:name="P13" style:family="paragraph" style:parent-style-name="Standard">
      <style:text-properties officeooo:rsid="001bafc0" officeooo:paragraph-rsid="001bafc0"/>
    </style:style>
    <style:style style:name="T1" style:family="text">
      <style:text-properties officeooo:rsid="00113020"/>
    </style:style>
    <style:style style:name="T2" style:family="text">
      <style:text-properties officeooo:rsid="00135fa0"/>
    </style:style>
    <style:style style:name="T3" style:family="text">
      <style:text-properties officeooo:rsid="0015e9ca"/>
    </style:style>
    <style:style style:name="T4" style:family="text">
      <style:text-properties officeooo:rsid="0018ea3a"/>
    </style:style>
    <style:style style:name="T5" style:family="text">
      <style:text-properties officeooo:rsid="001b12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-&gt; version control system tool ( for the refrence of project history ) </text:p>
      <text:p text:style-name="P1"/>
      <text:p text:style-name="P2">Created account on Github</text:p>
      <text:p text:style-name="P2"/>
      <text:p text:style-name="P3">commit – making changes :-</text:p>
      <text:p text:style-name="P3"><text:s text:c="5"/>step1 – add </text:p>
      <text:p text:style-name="P3"><text:s text:c="6"/>step2 – commit final changes</text:p>
      <text:p text:style-name="P3"/>
      <text:p text:style-name="P4">Installation of git on Linux :-</text:p>
      <text:p text:style-name="P4"><text:s text:c="5"/>step1 – sudo apt install git</text:p>
      <text:p text:style-name="P4"><text:s text:c="5"/><text:span text:style-name="T1">step 2 – check version of git using <text:s/>=&gt; git –version</text:span></text:p>
      <text:p text:style-name="P6"/>
      <text:p text:style-name="P8">Configuring Git ( for a specific account on Github) :-</text:p>
      <text:p text:style-name="P8"><text:s text:c="2"/></text:p>
      <text:p text:style-name="P8"><text:s text:c="2"/>configuration is done on <text:s/>two stages <text:s/>(1) – global (means for whole system) <text:s/>, (2) – local ( means for specific repository <text:s/>or file)</text:p>
      <text:p text:style-name="P8"/>
      <text:p text:style-name="P8"><text:s text:c="4"/>1 -&gt; git <text:span text:style-name="T2">config –global user.name “shreyaInnobit”</text:span></text:p>
      <text:p text:style-name="P8"><text:s text:c="4"/><text:span text:style-name="T2">2 -&gt; git config –global <text:s/>user.email “</text:span><text:a xlink:type="simple" xlink:href="mailto:shreya.srivastava@innobitsystems.com" text:style-name="Internet_20_link" text:visited-style-name="Visited_20_Internet_20_Link"><text:span text:style-name="T2">shreya.srivastava@innobitsystems.com</text:span></text:a><text:span text:style-name="T2">”</text:span></text:p>
      <text:p text:style-name="P8"><text:s text:c="5"/><text:span text:style-name="T2">3 -&gt; git config –list <text:s/>[ this list out all the credentials like user name and mail id)</text:span></text:p>
      <text:p text:style-name="P5"><text:s text:c="6"/></text:p>
      <text:p text:style-name="P7">Clonning of <text:s/>a site :-</text:p>
      <text:p text:style-name="P7"><text:s text:c="5"/>git clone https://....... link</text:p>
      <text:p text:style-name="P7"/>
      <text:p text:style-name="P9">Git Status :-</text:p>
      <text:p text:style-name="P9"><text:s text:c="5"/>git status <text:s text:c="2"/>[ this provides the current status of the code ] </text:p>
      <text:p text:style-name="P9"/>
      <text:p text:style-name="P9">If any file is modified <text:s/>on the system </text:p>
      <text:p text:style-name="P9"><text:s text:c="4"/>( it’s needed to be ‘add’ and ‘commit’ [2 Step process] )</text:p>
      <text:p text:style-name="P9"/>
      <text:p text:style-name="P9">4 Staging areas : -</text:p>
      <text:p text:style-name="P9">(1) – untracked <text:s text:c="2"/>=&gt; <text:s/>new files that git doesn’t has record or can track</text:p>
      <text:p text:style-name="P9">(2) – modified <text:s/>=&gt; changed <text:s text:c="2"/><text:span text:style-name="T3">[ needs to be add (now status = staged) , then commit ( now status = unchanged )]</text:span></text:p>
      <text:p text:style-name="P9">(3) – staged <text:s/>=&gt; file is ready to be commited</text:p>
      <text:p text:style-name="P10">(4) – unmodified <text:s/>=&gt; unchanged</text:p>
      <text:p text:style-name="P10"/>
      <text:p text:style-name="P10">Add &amp; Commit</text:p>
      <text:p text:style-name="P10"/>
      <text:p text:style-name="P10"><text:s text:c="2"/>add =&gt; adds new or changed files in your working directory to the git staging area</text:p>
      <text:p text:style-name="P10"/>
      <text:p text:style-name="P10">// <text:span text:style-name="T4">to add specific file</text:span></text:p>
      <text:p text:style-name="P10"><text:s text:c="4"/>syntax – git add &lt;--file name--&gt;</text:p>
      <text:p text:style-name="P10"/>
      <text:p text:style-name="P10">// <text:span text:style-name="T4">to add all file at once</text:span></text:p>
      <text:p text:style-name="P10"><text:s text:c="4"/><text:span text:style-name="T4">syntax – git add .</text:span></text:p>
      <text:p text:style-name="P10"><text:s/></text:p>
      <text:p text:style-name="P10"><text:s text:c="2"/>commit =&gt; it is the record of change</text:p>
      <text:p text:style-name="P10"><text:s text:c="4"/>syntax – git commit -m “some changes”</text:p>
      <text:p text:style-name="P10"/>
      <text:p text:style-name="P10"/>
      <text:p text:style-name="P11">Steps to download VS code </text:p>
      <text:p text:style-name="P11"><text:soft-page-break/><text:s/>1 -&gt; download .deb file</text:p>
      <text:p text:style-name="P11"/>
      <text:p text:style-name="P11">// now in terminal</text:p>
      <text:p text:style-name="P11"><text:s/>2 -&gt; cd Downloads </text:p>
      <text:p text:style-name="P11"><text:s/>3 -&gt; ls <text:s/>(this will show downloaded file <text:s/>statring from code )</text:p>
      <text:p text:style-name="P11">4 – sudo dpkg -i code (now press tab button for auto complete the link)</text:p>
      <text:p text:style-name="P11"/>
      <text:p text:style-name="P12">Git push command :-</text:p>
      <text:p text:style-name="P12"><text:s text:c="3"/>push -&gt; upload local repo (vs code) content to remote repo (github)</text:p>
      <text:p text:style-name="P12"><text:s text:c="4"/>syntax = git push ori<text:span text:style-name="T5">g</text:span>in main <text:s/><text:span text:style-name="T5">( here origin is the name given to the git repo , and , main is the branch </text:span></text:p>
      <text:p text:style-name="P12"/>
      <text:p text:style-name="P13">Git init :- used to create a new git repo</text:p>
      <text:p text:style-name="P13"><text:s text:c="3"/>1 – git init</text:p>
      <text:p text:style-name="P13"><text:s text:c="3"/>2 – git remote add origin &lt;link&gt;</text:p>
      <text:p text:style-name="P13"><text:s text:c="3"/>3- git remote -v</text:p>
      <text:p text:style-name="P13"><text:s text:c="3"/>4 – git branch</text:p>
      <text:p text:style-name="P13"><text:s text:c="4"/>5 – git branch -M main</text:p>
      <text:p text:style-name="P13"><text:s text:c="4"/>6 – git push origin main</text:p>
      <text:p text:style-name="P12"><text:s/></text:p>
      <text:p text:style-name="P7"/>
      <text:p text:style-name="P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14:47:05.762682176</meta:creation-date>
    <dc:date>2024-04-30T17:50:38.186131471</dc:date>
    <meta:editing-duration>PT8M10S</meta:editing-duration>
    <meta:editing-cycles>1</meta:editing-cycles>
    <meta:document-statistic meta:table-count="0" meta:image-count="0" meta:object-count="0" meta:page-count="2" meta:paragraph-count="53" meta:word-count="386" meta:character-count="2115" meta:non-whitespace-character-count="1623"/>
    <meta:generator>LibreOffice/7.3.7.2$Linux_X86_64 LibreOffice_project/30$Build-2</meta:generator>
  </office:meta>
</office:document-meta>
</file>